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100000001000D77D2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8e527" officeooo:paragraph-rsid="0018e527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fo:font-weight="normal" officeooo:rsid="0018e527" officeooo:paragraph-rsid="0018e527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18e527" officeooo:paragraph-rsid="00240d5c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1abf87" officeooo:paragraph-rsid="001abf87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baac7" officeooo:paragraph-rsid="001baac7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baac7" officeooo:paragraph-rsid="001cc8dd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cc8dd" officeooo:paragraph-rsid="001cc8dd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cc00" fo:font-size="24pt" fo:font-weight="bold" officeooo:rsid="001baac7" officeooo:paragraph-rsid="001baac7" fo:background-color="transparent" style:font-size-asian="24pt" style:font-weight-asian="bold" style:font-size-complex="24pt" style:font-weight-complex="bold"/>
    </style:style>
    <style:style style:name="P9" style:family="paragraph" style:parent-style-name="Standard">
      <style:text-properties fo:font-size="12pt" fo:font-weight="normal" officeooo:rsid="001abf87" officeooo:paragraph-rsid="001abf87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cc8dd" officeooo:paragraph-rsid="001cc8dd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18e527" officeooo:paragraph-rsid="0018e527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18e527" officeooo:paragraph-rsid="002503d8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6pt" fo:font-weight="bold" officeooo:rsid="0018e527" officeooo:paragraph-rsid="0018e527" style:font-size-asian="16pt" style:font-weight-asian="bold" style:font-size-complex="16pt" style:font-weight-complex="bold"/>
    </style:style>
    <style:style style:name="P14" style:family="paragraph" style:parent-style-name="Standard">
      <style:text-properties fo:font-size="16pt" fo:font-weight="bold" officeooo:rsid="0018e527" officeooo:paragraph-rsid="002503d8" style:font-size-asian="16pt" style:font-weight-asian="bold" style:font-size-complex="16pt" style:font-weight-complex="bold"/>
    </style:style>
    <style:style style:name="T1" style:family="text">
      <style:text-properties officeooo:rsid="001abf87"/>
    </style:style>
    <style:style style:name="T2" style:family="text">
      <style:text-properties style:text-line-through-style="solid" style:text-line-through-type="single" fo:background-color="transparent" loext:char-shading-value="0"/>
    </style:style>
    <style:style style:name="T3" style:family="text">
      <style:text-properties fo:font-weight="bold" fo:background-color="transparent" loext:char-shading-value="0"/>
    </style:style>
    <style:style style:name="T4" style:family="text">
      <style:text-properties fo:color="#3399ff" fo:font-weight="bold" fo:background-color="transparent" loext:char-shading-value="0" style:font-weight-asian="bold" style:font-weight-complex="bold"/>
    </style:style>
    <style:style style:name="T5" style:family="text">
      <style:text-properties officeooo:rsid="001baac7"/>
    </style:style>
    <style:style style:name="T6" style:family="text">
      <style:text-properties officeooo:rsid="001cc8dd"/>
    </style:style>
    <style:style style:name="T7" style:family="text">
      <style:text-properties officeooo:rsid="001d888b"/>
    </style:style>
    <style:style style:name="T8" style:family="text">
      <style:text-properties officeooo:rsid="001f3edc"/>
    </style:style>
    <style:style style:name="T9" style:family="text">
      <style:text-properties fo:color="#ff3333" style:font-name="DejaVu Sans"/>
    </style:style>
    <style:style style:name="T10" style:family="text">
      <style:text-properties officeooo:rsid="00210c78"/>
    </style:style>
    <style:style style:name="T11" style:family="text">
      <style:text-properties officeooo:rsid="002503d8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ZADACI JAVASCRIPT</text:p>
      <text:p text:style-name="P1"/>
      <text:p text:style-name="P1">Zadatak <text:span text:style-name="T11">1</text:span>.</text:p>
      <text:p text:style-name="P2"/>
      <text:p text:style-name="P2">Napraviti aplikaciju kalkulator. <text:span text:style-name="T1">Kalkulator treba da poseduje osnovne operacije (sabiranje, oduzimanje, množenje i deljenje), kao i neke složenije kao što su koren, kvadrat i kub. </text:span></text:p>
      <text:p text:style-name="P2"/>
      <text:p text:style-name="P2"/>
      <text:p text:style-name="P1">Zadatak <text:span text:style-name="T11">2</text:span>.</text:p>
      <text:p text:style-name="P2"/>
      <text:p text:style-name="P2">Napraviti aplikaciju koja parsira uneti tekst <text:span text:style-name="T1">tweet-a</text:span> iz tekst inputa <text:span text:style-name="T1">i parsirani tekst kopira u neki element. Tekst treba svaki link da ulinkuje, svaki “@” i “#” simbol da takodje ulinkuje da vodi na twitter. Umesto svakog @ simbola koristiti umanjenu sličicu twitter logo-a.</text:span></text:p>
      <text:p text:style-name="P2"/>
      <text:p text:style-name="P4"><text:span text:style-name="T5">Tekst</text:span>:</text:p>
      <text:p text:style-name="P4">All over the world, there are @Firefox volunteers working on a browser built for you. #FoxYeah - http://mzl.la/1KySiCH</text:p>
      <text:p text:style-name="P4"/>
      <text:p text:style-name="P5">Parsirani tekst:</text:p>
      <text:p text:style-name="P4"><draw:frame draw:style-name="fr1" draw:name="Image1" text:anchor-type="paragraph" svg:x="1.9307in" svg:y="0.0173in" svg:width="0.1665in" svg:height="0.1665in" draw:z-index="0"><draw:image xlink:href="Pictures/10000201000000100000001000D77D26.png" xlink:type="simple" xlink:show="embed" xlink:actuate="onLoad"/></draw:frame>All over the world, there are <text:s text:c="4"/><text:a xlink:type="simple" xlink:href="https://twitter.com/firefox"><text:span text:style-name="T4">Firefox</text:span></text:a> volunteers working on a browser built for you. <text:a xlink:type="simple" xlink:href="https://twitter.com/hashtag/FoxYeah?src=hash"><text:span text:style-name="T2">#</text:span></text:a><text:a xlink:type="simple" xlink:href="https://twitter.com/hashtag/FoxYeah?src=hash"><text:span text:style-name="T3">FoxYeah</text:span></text:a> - <text:a xlink:type="simple" xlink:href="http://t.co/WUZmC4YI4j" office:target-frame-name="_blank" xlink:show="new">http://mzl.la/1KySiCH</text:a></text:p>
      <text:p text:style-name="P2"/>
      <text:p text:style-name="P2"/>
      <text:p text:style-name="P14">Zadatak <text:span text:style-name="T11">3</text:span>.</text:p>
      <text:p text:style-name="P12"/>
      <text:p text:style-name="P12">Napraviti aplikaciju imenik. Napraviti niz objekata koji sadrzi ime, prezime, adresu, broj kucnog i mobilnog telefona. <text:span text:style-name="T1">Potrebno je napraviti formu za unos sa validacijom ovih polja, kao i prikaz ovih podataka u listi sa mogućnošću sortiranja i pretrage.</text:span></text:p>
      <text:p text:style-name="P12"/>
      <text:p text:style-name="P12"/>
      <text:p text:style-name="P1">Zadatak <text:span text:style-name="T5">4</text:span>.</text:p>
      <text:p text:style-name="P2"/>
      <text:p text:style-name="P2">Napraviti kalendar <text:span text:style-name="T8">koji prikazuje trenutni mesec i označava trenutni dan. Takođe prikazati trenutni datum i vreme koje se osvežava na svakih 1sec, sa mogućnošću izmene formata koji su predefinisani u padajućnoj listi.</text:span></text:p>
      <text:p text:style-name="P2"/>
      <text:p text:style-name="P2"/>
      <text:p text:style-name="P1">Zadatak <text:span text:style-name="T5">5</text:span>.</text:p>
      <text:p text:style-name="P2"/>
      <text:p text:style-name="P3">Napraviti video igru “Memorija”. <text:span text:style-name="T5">Isparsirati JSON string koji sadrži linkove sa 8 slika i formirati tabelu od 16 slika (4 x 4). Napraviti 3 nivo-a igre: jednostavan (1 min), srednji (30 sec) i tezi (15 sec). Prilikom pokretanja igre izbacuje se prompt box gde igrac unosi svoje ime, koje se cuva u cookie-u, tako da sledeci put nije potrebno uneti ime. U zavisnosti od izabranog nivo-a formira se brojac koji se osvezava. Ukoliko brojac istekne, prikazuje se poruka da je igrač izgubio. Nakon pobede prikazuje se poruka i formira se “Highscore” lista gde je moguće videti svoje ime i poziciju.</text:span></text:p>
      <text:p text:style-name="P2"/>
      <text:p text:style-name="P2"/>
      <text:p text:style-name="P2"/>
      <text:p text:style-name="P2"/>
      <text:p text:style-name="P1"><text:soft-page-break/><text:span text:style-name="T9">* </text:span></text:p>
      <text:p text:style-name="P6">Svaki kod treba da bude uredno komenatrisan. Nije potrebno komentarisati sv<text:span text:style-name="T6">a</text:span>ku liniju, već samo deo koda (blok naredbi) koji radi neku funkciju.<text:span text:style-name="T6"> </text:span>Napraviti vaš nalog <text:span text:style-name="T10">(ako ga već nemate)</text:span> na nekom od servisa koji nude git hosting kao što su Bitbucket ili Github:</text:p>
      <text:p text:style-name="P6"/>
      <text:p text:style-name="P7"><text:a xlink:type="simple" xlink:href="https://bitbucket.org/account/signin/?next=/">https://bitbucket.org/account/signin/?next=/</text:a></text:p>
      <text:p text:style-name="P7"><text:a xlink:type="simple" xlink:href="https://github.com/join">https://github.com/join</text:a></text:p>
      <text:p text:style-name="P6"/>
      <text:p text:style-name="P7">Tokom rada nakon nekih izmena u kodu, potrebno je praviti komitove. Na taj način ukoliko dođe do greške, uvek ćete moći povratiti kod na stariju verziju.</text:p>
      <text:p text:style-name="P6"/>
      <text:p text:style-name="P6">Napraviti repozitorijum sa nazivom npr. “<text:span text:style-name="T7">Predavanje - </text:span>Javascript”. </text:p>
      <text:p text:style-name="P6">Struktura zadatka u repozitorijumu bi mogla da izgleda ovako:</text:p>
      <text:p text:style-name="P5"/>
      <text:p text:style-name="P5">– <text:span text:style-name="T6">z</text:span>adatak-1 /</text:p>
      <text:p text:style-name="P5">––– css /</text:p>
      <text:p text:style-name="P5">––––––– imenik.css</text:p>
      <text:p text:style-name="P5">––– js <text:s/>/</text:p>
      <text:p text:style-name="P5">––––––– imenik.js</text:p>
      <text:p text:style-name="P5">––– index.html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06:05:14.969619767</meta:creation-date>
    <dc:date>2015-07-07T09:04:46.884997101</dc:date>
    <meta:editing-duration>PT27M21S</meta:editing-duration>
    <meta:editing-cycles>9</meta:editing-cycles>
    <meta:generator>LibreOffice/4.2.8.2$Linux_X86_64 LibreOffice_project/420m0$Build-2</meta:generator>
    <meta:document-statistic meta:table-count="0" meta:image-count="1" meta:object-count="0" meta:page-count="2" meta:paragraph-count="28" meta:word-count="388" meta:character-count="2536" meta:non-whitespace-character-count="2162"/>
  </office:meta>
</office:document-meta>
</file>